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4cm" fo:min-width="8.7cm"/>
    </style:style>
    <style:style style:name="gr2" style:family="graphic" style:parent-style-name="standard">
      <style:graphic-properties svg:stroke-width="0.035cm" svg:stroke-color="#9999ff" draw:marker-start-width="0.253cm" draw:marker-end-width="0.253cm" svg:stroke-opacity="100%" draw:fill="none" draw:fill-color="#99cc99" draw:opacity="100%" draw:textarea-horizontal-align="justify" draw:textarea-vertical-align="middle" draw:auto-grow-height="false" fo:min-height="1.139cm" fo:min-width="4.838cm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draw:auto-grow-height="true" fo:min-height="0.276cm" fo:min-width="1.035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auto-grow-height="true" fo:min-height="0.276cm" fo:min-width="1.103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auto-grow-height="true" fo:min-height="0.276cm" fo:min-width="0.938cm" fo:padding-top="0cm" fo:padding-bottom="0cm" fo:padding-left="0cm" fo:padding-right="0cm"/>
    </style:style>
    <style:style style:name="gr6" style:family="graphic" style:parent-style-name="standard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5.726cm" fo:min-width="6.176cm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fo:min-height="0.276cm" fo:min-width="1.022cm"/>
    </style:style>
    <style:style style:name="gr8" style:family="graphic" style:parent-style-name="objectwithoutfill">
      <style:graphic-properties svg:stroke-width="0.018cm" svg:stroke-color="#000000" draw:marker-start="Symmetric_20_Arrow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9" style:family="graphic" style:parent-style-name="objectwithoutfill">
      <style:graphic-properties svg:stroke-width="0.018cm" draw:marker-start="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2.766cm" fo:min-width="3.316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2.513cm" fo:min-width="3.095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276cm" fo:min-width="0.802cm"/>
    </style:style>
    <style:style style:name="gr13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32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fo:min-height="0.276cm" fo:min-width="0.629cm" fo:padding-top="0cm" fo:padding-bottom="0cm" fo:padding-left="0cm" fo:padding-right="0cm"/>
    </style:style>
    <style:style style:name="gr15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0.4cm" fo:min-width="0.2cm"/>
    </style:style>
    <style:style style:name="gr16" style:family="graphic" style:parent-style-name="standard">
      <style:graphic-properties draw:stroke="none" svg:stroke-color="#000000" draw:fill="none" draw:fill-color="#ffffff" fo:min-height="0.276cm" fo:min-width="1.399cm"/>
    </style:style>
    <style:style style:name="gr17" style:family="graphic" style:parent-style-name="objectwithoutfill">
      <style:graphic-properties svg:stroke-width="0.212cm" svg:stroke-color="#d01c8b" draw:marker-start="" draw:marker-start-width="0.418cm" draw:marker-end="Symmetric_20_Arrow" draw:marker-end-width="0.48cm" svg:stroke-opacity="40%" draw:fill="none" draw:textarea-vertical-align="middle" fo:padding-top="0.106cm" fo:padding-bottom="0.106cm" fo:padding-left="0.206cm" fo:padding-right="0.206cm"/>
    </style:style>
    <style:style style:name="gr18" style:family="graphic" style:parent-style-name="objectwithoutfill">
      <style:graphic-properties svg:stroke-width="0.212cm" svg:stroke-color="#d01c8b" draw:marker-start="" draw:marker-start-width="0.417cm" draw:marker-end="Symmetric_20_Arrow" draw:marker-end-width="0.479cm" svg:stroke-opacity="40%" draw:fill="none" draw:textarea-vertical-align="middle" fo:padding-top="0.105cm" fo:padding-bottom="0.105cm" fo:padding-left="0.205cm" fo:padding-right="0.205cm"/>
    </style:style>
    <style:style style:name="gr19" style:family="graphic" style:parent-style-name="objectwithoutfill">
      <style:graphic-properties svg:stroke-width="0.081cm" svg:stroke-color="#ffffff" draw:marker-start="" draw:marker-start-width="0.221cm" draw:marker-end="Symmetric_20_Arrow" draw:marker-end-width="0.342cm" draw:fill="none" draw:textarea-vertical-align="middle" fo:padding-top="0.04cm" fo:padding-bottom="0.04cm" fo:padding-left="0.14cm" fo:padding-right="0.14cm"/>
    </style:style>
    <style:style style:name="gr20" style:family="graphic" style:parent-style-name="objectwithoutfill">
      <style:graphic-properties svg:stroke-width="0.035cm" svg:stroke-color="#2e8b57" draw:marker-start="" draw:marker-start-width="0.152cm" draw:marker-end="Symmetric_20_Arrow" draw:marker-end-width="0.273cm" svg:stroke-opacity="60%" draw:fill="none" draw:textarea-vertical-align="middle" fo:padding-top="0.017cm" fo:padding-bottom="0.017cm" fo:padding-left="0.117cm" fo:padding-right="0.117cm"/>
    </style:style>
    <style:style style:name="gr21" style:family="graphic" style:parent-style-name="standard">
      <style:graphic-properties draw:stroke="none" svg:stroke-color="#000000" draw:fill="none" draw:fill-color="#ffffff" fo:min-height="0.276cm" fo:min-width="1.23cm"/>
    </style:style>
    <style:style style:name="gr22" style:family="graphic" style:parent-style-name="standard">
      <style:graphic-properties draw:stroke="none" draw:fill-color="#a9a9a9" draw:textarea-vertical-align="middle" draw:auto-grow-height="false" fo:min-height="0.888cm" fo:min-width="0.703cm"/>
    </style:style>
    <style:style style:name="gr23" style:family="graphic" style:parent-style-name="standard">
      <style:graphic-properties draw:stroke="none" svg:stroke-color="#000000" draw:fill="none" draw:fill-color="#ffffff" fo:min-height="0.276cm" fo:min-width="0.493cm"/>
    </style:style>
    <style:style style:name="gr24" style:family="graphic" style:parent-style-name="standard">
      <style:graphic-properties draw:stroke="solid" svg:stroke-width="0.035cm" svg:stroke-color="#a9a9a9" draw:marker-start-width="0.252cm" draw:marker-end-width="0.252cm" draw:fill-color="#fffafa" draw:textarea-horizontal-align="justify" draw:textarea-vertical-align="middle" draw:auto-grow-height="false" fo:min-height="0.638cm" fo:min-width="1.868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draw:marker-start="" draw:marker-start-width="0.1cm" draw:marker-end="Arrow" draw:marker-end-width="0.1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fo:min-height="0.276cm" fo:min-width="0.217cm"/>
    </style:style>
    <style:style style:name="gr28" style:family="graphic" style:parent-style-name="objectwithoutfill">
      <style:graphic-properties draw:marker-start="" draw:marker-end="" draw:fill="none" draw:textarea-vertical-align="middl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-color="#999999" draw:textarea-horizontal-align="justify" draw:textarea-vertical-align="middle" draw:auto-grow-height="false" fo:min-height="0.328cm" fo:min-width="0.025cm"/>
    </style:style>
    <style:style style:name="gr31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214cm" fo:min-width="0cm" fo:padding-top="0.139cm" fo:padding-bottom="0.139cm" fo:padding-left="0.264cm" fo:padding-right="0.264cm"/>
    </style:style>
    <style:style style:name="gr32" style:family="graphic" style:parent-style-name="standard">
      <style:graphic-properties svg:stroke-width="0.028cm" svg:stroke-color="#ff3333" draw:marker-start-width="0.242cm" draw:marker-end-width="0.242cm" draw:fill="solid" draw:fill-color="#999999" draw:opacity="100%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207cm" fo:min-width="0cm" fo:padding-top="0.139cm" fo:padding-bottom="0.139cm" fo:padding-left="0.264cm" fo:padding-right="0.264cm"/>
    </style:style>
    <style:style style:name="gr34" style:family="graphic" style:parent-style-name="standard">
      <style:graphic-properties draw:stroke="solid" svg:stroke-width="0.028cm" svg:stroke-color="#000000" draw:marker-start-width="0.242cm" draw:marker-end-width="0.242cm" draw:fill="none" draw:fill-color="#dddddd" draw:textarea-horizontal-align="justify" draw:textarea-vertical-align="middle" draw:auto-grow-height="false" fo:min-height="0.215cm" fo:min-width="0cm" fo:padding-top="0.139cm" fo:padding-bottom="0.139cm" fo:padding-left="0.264cm" fo:padding-right="0.264cm"/>
    </style:style>
    <style:style style:name="gr3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draw:fill-color="#a9a9a9" draw:textarea-vertical-align="middle" draw:auto-grow-height="false" fo:min-height="1.159cm" fo:min-width="0.871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561cm"/>
    </style:style>
    <style:style style:name="gr38" style:family="graphic" style:parent-style-name="standard">
      <style:graphic-properties draw:stroke="none" svg:stroke-color="#000000" draw:fill="none" draw:fill-color="#ffffff" fo:min-height="0.335cm" fo:min-width="0.943cm"/>
    </style:style>
    <style:style style:name="gr39" style:family="graphic" style:parent-style-name="standard">
      <style:graphic-properties draw:stroke="none" svg:stroke-color="#000000" draw:fill="none" draw:fill-color="#ffffff" fo:min-height="0.335cm" fo:min-width="1.636cm"/>
    </style:style>
    <style:style style:name="gr40" style:family="graphic" style:parent-style-name="standard">
      <style:graphic-properties draw:stroke="none" svg:stroke-color="#000000" draw:fill="none" draw:fill-color="#ffffff" draw:auto-grow-height="true" fo:min-height="0.551cm" fo:min-width="0.899cm" fo:padding-top="0cm" fo:padding-bottom="0cm" fo:padding-left="0cm" fo:padding-right="0cm"/>
    </style:style>
    <style:style style:name="gr41" style:family="graphic" style:parent-style-name="objectwithoutfill">
      <style:graphic-properties svg:stroke-width="0.018cm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42" style:family="graphic" style:parent-style-name="standard">
      <style:graphic-properties draw:stroke="solid" svg:stroke-width="0.028cm" svg:stroke-color="#000000" draw:marker-start-width="0.242cm" draw:marker-end-width="0.242cm" draw:fill-color="#66ccff" draw:textarea-horizontal-align="justify" draw:textarea-vertical-align="middle" draw:auto-grow-height="false" fo:min-height="0.298cm" fo:min-width="0cm" fo:padding-top="0.014cm" fo:padding-bottom="0.014cm" fo:padding-left="0.114cm" fo:padding-right="0.114cm"/>
    </style:style>
    <style:style style:name="gr43" style:family="graphic" style:parent-style-name="standard">
      <style:graphic-properties draw:stroke="solid" svg:stroke-width="0.028cm" svg:stroke-color="#000000" draw:marker-start-width="0.242cm" draw:marker-end-width="0.242cm" draw:fill-color="#66ccff" draw:textarea-horizontal-align="justify" draw:textarea-vertical-align="middle" draw:auto-grow-height="false" fo:min-height="0.326cm" fo:min-width="0cm" fo:padding-top="0.014cm" fo:padding-bottom="0.014cm" fo:padding-left="0.114cm" fo:padding-right="0.114cm"/>
    </style:style>
    <style:style style:name="gr44" style:family="graphic" style:parent-style-name="standard">
      <style:graphic-properties draw:stroke="none" svg:stroke-color="#000000" draw:fill="none" draw:fill-color="#ffffff" fo:min-height="0.276cm" fo:min-width="0.48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28cm" svg:stroke-color="#6699cc" draw:marker-start-width="0.241cm" draw:marker-end-width="0.241cm" draw:fill="none" draw:textarea-horizontal-align="justify" draw:textarea-vertical-align="middle" draw:auto-grow-height="false" fo:min-height="0.066cm" fo:min-width="0cm" fo:padding-top="0.138cm" fo:padding-bottom="0.138cm" fo:padding-left="0.263cm" fo:padding-right="0.263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091cm" fo:min-width="0.74cm"/>
    </style:style>
    <style:style style:name="gr49" style:family="graphic" style:parent-style-name="standard">
      <style:graphic-properties draw:stroke="none" draw:fill-color="#6699cc" draw:textarea-horizontal-align="justify" draw:textarea-vertical-align="middle" draw:auto-grow-height="false" fo:min-height="0.096cm" fo:min-width="0.224cm"/>
    </style:style>
    <style:style style:name="gr50" style:family="graphic" style:parent-style-name="standard">
      <style:graphic-properties draw:stroke="none" draw:fill-color="#6699cc" draw:textarea-horizontal-align="justify" draw:textarea-vertical-align="middle" draw:auto-grow-height="false" fo:min-height="0.047cm" fo:min-width="0cm"/>
    </style:style>
    <style:style style:name="gr51" style:family="graphic" style:parent-style-name="standard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0.888cm" fo:min-width="0.938cm" fo:padding-top="0.143cm" fo:padding-bottom="0.143cm" fo:padding-left="0.268cm" fo:padding-right="0.268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157cm" fo:min-width="0cm"/>
    </style:style>
    <style:style style:name="gr53" style:family="graphic" style:parent-style-name="standard">
      <style:graphic-properties draw:stroke="none" svg:stroke-color="#000000" draw:fill="none" draw:fill-color="#ffffff" fo:min-height="0.826cm" fo:min-width="1.306cm"/>
    </style:style>
    <style:style style:name="gr5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3cm" fo:min-width="0cm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28cm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56" style:family="graphic" style:parent-style-name="objectwithoutfill">
      <style:graphic-properties svg:stroke-width="0.028cm" draw:marker-start-width="0.242cm" draw:marker-end="Symmetric_20_Arrow" draw:marker-end-width="0.163cm" draw:fill="none" draw:textarea-vertical-align="middle" fo:padding-top="0.139cm" fo:padding-bottom="0.139cm" fo:padding-left="0.264cm" fo:padding-right="0.264cm"/>
    </style:style>
    <style:style style:name="gr57" style:family="graphic" style:parent-style-name="standard">
      <style:graphic-properties draw:stroke="none" svg:stroke-color="#000000" draw:fill="none" draw:fill-color="#ffffff" fo:min-height="0.276cm" fo:min-width="0.722cm"/>
    </style:style>
    <style:style style:name="gr58" style:family="graphic" style:parent-style-name="standard">
      <style:graphic-properties draw:stroke="none" svg:stroke-color="#000000" draw:fill="none" draw:fill-color="#ffffff" fo:min-height="0.276cm" fo:min-width="1.098cm"/>
    </style:style>
    <style:style style:name="gr5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fo:min-height="0.551cm" fo:min-width="0.702cm"/>
    </style:style>
    <style:style style:name="gr61" style:family="graphic" style:parent-style-name="standard">
      <style:graphic-properties draw:stroke="none" svg:stroke-color="#000000" draw:fill="none" draw:fill-color="#ffffff" fo:min-height="0.276cm" fo:min-width="1.293cm"/>
    </style:style>
    <style:style style:name="gr62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0.446cm" fo:min-width="0cm" fo:padding-top="0.014cm" fo:padding-bottom="0.014cm" fo:padding-left="0.114cm" fo:padding-right="0.114cm"/>
    </style:style>
    <style:style style:name="gr63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0.471cm" fo:min-width="0cm" fo:padding-top="0.014cm" fo:padding-bottom="0.014cm" fo:padding-left="0.114cm" fo:padding-right="0.114cm"/>
    </style:style>
    <style:style style:name="gr64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15cm" fo:min-width="0.36cm" fo:padding-top="0.151cm" fo:padding-bottom="0.151cm" fo:padding-left="0.276cm" fo:padding-right="0.276cm"/>
    </style:style>
    <style:style style:name="gr65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cm" fo:min-width="0.172cm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28cm" draw:marker-start-width="0.142cm" draw:marker-end="Symmetric_20_Arrow" draw:marker-end-width="0.142cm" draw:fill="none" draw:textarea-vertical-align="middle" fo:padding-top="0.014cm" fo:padding-bottom="0.014cm" fo:padding-left="0.114cm" fo:padding-right="0.114cm"/>
    </style:style>
    <style:style style:name="gr67" style:family="graphic" style:parent-style-name="objectwithoutfill">
      <style:graphic-properties svg:stroke-width="0.028cm" svg:stroke-color="#ce181e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68" style:family="graphic" style:parent-style-name="objectwithoutfill">
      <style:graphic-properties draw:stroke="dash" draw:stroke-dash="Fine_20_Dashed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319cm" fo:min-width="0.159cm"/>
    </style:style>
    <style:style style:name="gr70" style:family="graphic" style:parent-style-name="standard">
      <style:graphic-properties draw:stroke="none" svg:stroke-color="#000000" draw:fill="none" draw:fill-color="#ffffff" fo:min-height="0.319cm" fo:min-width="0.1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99cc99" draw:opacity="100%"/>
      <style:paragraph-properties fo:text-align="center"/>
      <style:text-properties style:font-name="Arial" fo:font-size="7pt"/>
    </style:style>
    <style:style style:name="P3" style:family="paragraph">
      <loext:graphic-properties draw:fill="none" draw:fill-color="#ffffff"/>
      <style:text-properties style:font-name="Arial" fo:font-size="7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Arial" fo:font-size="7pt"/>
    </style:style>
    <style:style style:name="P5" style:family="paragraph">
      <loext:graphic-properties draw:fill="none" draw:fill-color="#ffffff"/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ffcc99" draw:opacity="30%"/>
      <style:paragraph-properties fo:text-align="center"/>
      <style:text-properties style:font-name="Arial" fo:font-size="7pt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Arial" fo:font-size="7pt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a9a9a9"/>
      <style:paragraph-properties fo:text-align="center"/>
      <style:text-properties style:font-name="Arial" fo:font-size="7pt" style:font-size-asian="7pt" style:font-size-complex="7pt"/>
    </style:style>
    <style:style style:name="P10" style:family="paragraph">
      <loext:graphic-properties draw:fill-color="#fffafa"/>
      <style:paragraph-properties fo:text-align="center"/>
      <style:text-properties style:font-name="Arial" fo:font-size="7pt" style:font-size-asian="20pt" style:font-size-complex="20pt"/>
    </style:style>
    <style:style style:name="P11" style:family="paragraph">
      <loext:graphic-properties draw:fill-color="#dddddd"/>
      <style:paragraph-properties fo:text-align="center"/>
      <style:text-properties style:font-name="Arial" fo:font-size="7pt"/>
    </style:style>
    <style:style style:name="P12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13" style:family="paragraph">
      <loext:graphic-properties draw:fill="none" draw:fill-color="#ffffff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-color="#999999"/>
      <style:paragraph-properties fo:text-align="center"/>
      <style:text-properties style:font-name="Arial" fo:font-size="7pt"/>
    </style:style>
    <style:style style:name="P15" style:family="paragraph">
      <loext:graphic-properties draw:fill="solid" draw:fill-color="#999999" draw:opacity="100%"/>
      <style:paragraph-properties fo:text-align="center"/>
      <style:text-properties style:font-name="Arial" fo:font-size="7pt"/>
    </style:style>
    <style:style style:name="P16" style:family="paragraph">
      <loext:graphic-properties draw:fill="none" draw:fill-color="#dddddd"/>
      <style:paragraph-properties fo:text-align="center"/>
      <style:text-properties style:font-name="Arial" fo:font-size="7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Arial" fo:font-size="7pt" style:font-size-asian="12pt" style:font-size-complex="12pt"/>
    </style:style>
    <style:style style:name="P19" style:family="paragraph">
      <loext:graphic-properties draw:fill-color="#66ccff"/>
      <style:paragraph-properties fo:text-align="center"/>
    </style:style>
    <style:style style:name="P20" style:family="paragraph">
      <loext:graphic-properties draw:fill="solid" draw:fill-color="#66ccff"/>
      <style:paragraph-properties fo:text-align="center"/>
      <style:text-properties fo:color="#000000" style:font-name="Arial" fo:font-size="7pt" style:font-size-asian="12pt" style:font-size-complex="12pt"/>
    </style:style>
    <style:style style:name="P21" style:family="paragraph">
      <loext:graphic-properties draw:fill="solid" draw:fill-color="#ffff99"/>
      <style:paragraph-properties fo:text-align="center"/>
      <style:text-properties fo:color="#000000" style:font-name="Arial" fo:font-size="7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style:font-name="Arial" fo:font-size="7pt" style:font-size-asian="12pt" style:font-size-complex="12pt"/>
    </style:style>
    <style:style style:name="P23" style:family="paragraph">
      <loext:graphic-properties draw:fill-color="#ffffff"/>
      <style:paragraph-properties fo:text-align="center"/>
      <style:text-properties style:font-name="Arial" fo:font-size="7pt"/>
    </style:style>
    <style:style style:name="P24" style:family="paragraph">
      <loext:graphic-properties draw:fill-color="#6699cc"/>
      <style:paragraph-properties fo:text-align="center"/>
      <style:text-properties style:font-name="Arial" fo:font-size="7pt"/>
    </style:style>
    <style:style style:name="P25" style:family="paragraph">
      <loext:graphic-properties draw:fill="none"/>
      <style:paragraph-properties fo:text-align="center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6" style:family="paragraph">
      <loext:graphic-properties draw:fill="none"/>
      <style:paragraph-properties fo:text-align="center"/>
      <style:text-properties style:font-name="Arial" fo:font-size="7pt" fo:font-style="normal" style:font-size-asian="7pt" style:font-style-asian="normal" style:font-size-complex="7pt" style:font-style-complex="normal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7pt" style:font-size-asian="7pt" style:font-size-complex="7pt"/>
    </style:style>
    <style:style style:name="P28" style:family="paragraph">
      <loext:graphic-properties draw:fill="none" draw:fill-color="#ffffff"/>
      <style:text-properties style:text-position="0% 100%" style:font-name="Arial" fo:font-size="7pt" fo:font-weight="bold" style:font-size-asian="12pt" style:font-weight-asian="bold" style:font-size-complex="12pt" style:font-weight-complex="bold"/>
    </style:style>
    <style:style style:name="T1" style:family="text">
      <style:text-properties style:text-position="0% 100%" style:font-name="Arial" fo:font-size="7pt" style:font-size-asian="12pt" style:font-size-complex="12pt"/>
    </style:style>
    <style:style style:name="T2" style:family="text"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T6" style:family="text">
      <style:text-properties style:text-position="-33% 58%" style:font-name="Arial" fo:font-size="7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7pt" style:font-size-asian="12pt" style:font-size-complex="12pt"/>
    </style:style>
    <style:style style:name="T9" style:family="text">
      <style:text-properties style:text-position="33% 58%" style:font-name="Arial" fo:font-size="7pt" style:font-size-asian="12pt" style:font-size-complex="12pt"/>
    </style:style>
    <style:style style:name="T10" style:family="text">
      <style:text-properties fo:color="#000000" style:font-name="Arial" fo:font-size="7pt" style:font-size-asian="12pt" style:font-size-complex="12pt"/>
    </style:style>
    <style:style style:name="T11" style:family="text">
      <style:text-properties style:font-name="Arial" fo:font-size="7pt" fo:font-weight="normal" style:font-name-asian="Liberation Sans1" style:font-size-asian="22pt" style:font-weight-asian="normal" style:font-name-complex="Liberation Sans1" style:font-size-complex="22pt" style:font-weight-complex="normal"/>
    </style:style>
    <style:style style:name="T12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13" style:family="text">
      <style:text-properties style:text-position="0% 100%" style:font-name="Arial" fo:font-size="9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2.4cm" svg:x="1.4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299cm" svg:x="2.9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" draw:id="id1" draw:layer="layout" svg:width="1.035cm" svg:height="0.276cm" svg:x="3.335cm" svg:y="2.7cm">
          <draw:text-box>
            <text:p><text:span text:style-name="T1"><text:s/></text:span><text:span text:style-name="T1">Glucose </text:span></text:p>
          </draw:text-box>
        </draw:frame>
        <draw:frame draw:style-name="gr4" draw:text-style-name="P3" xml:id="id3" draw:id="id3" draw:layer="layout" svg:width="1.103cm" svg:height="0.276cm" svg:x="5.299cm" svg:y="2.7cm">
          <draw:text-box>
            <text:p><text:span text:style-name="T1"><text:s/></text:span><text:span text:style-name="T1">Pyruvate </text:span></text:p>
          </draw:text-box>
        </draw:frame>
        <draw:frame draw:style-name="gr5" draw:text-style-name="P3" xml:id="id4" draw:id="id4" draw:layer="layout" svg:width="0.938cm" svg:height="0.276cm" svg:x="7.126cm" svg:y="2.7cm">
          <draw:text-box>
            <text:p><text:span text:style-name="T1"><text:s/></text:span><text:span text:style-name="T1">Lactate </text:span></text:p>
          </draw:text-box>
        </draw:frame>
        <draw:frame draw:style-name="gr3" draw:text-style-name="P3" xml:id="id2" draw:id="id2" draw:layer="layout" svg:width="1.035cm" svg:height="0.276cm" svg:x="3.335cm" svg:y="2.05cm">
          <draw:text-box>
            <text:p><text:span text:style-name="T1">Glycogen</text:span></text:p>
          </draw:text-box>
        </draw:frame>
        <draw:custom-shape draw:style-name="gr6" draw:text-style-name="P4" draw:layer="layout" svg:width="7.1cm" svg:height="6.4cm" svg:x="2.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2.47272727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222cm" svg:height="0.276cm" svg:x="8.482cm" svg:y="2.05cm">
          <draw:text-box>
            <text:p><text:span text:style-name="T2">Astrocyte</text:span></text:p>
          </draw:text-box>
        </draw:frame>
        <draw:connector draw:style-name="gr8" draw:text-style-name="P1" draw:layer="layout" draw:type="line" svg:x1="3.852cm" svg:y1="2.7cm" svg:x2="3.852cm" svg:y2="2.326cm" draw:start-shape="id1" draw:start-glue-point="0" draw:end-shape="id2" draw:end-glue-point="2" svg:d="M3852 2700v-374" svg:viewBox="0 0 1 375">
          <text:p/>
        </draw:connector>
        <draw:connector draw:style-name="gr8" draw:text-style-name="P1" draw:layer="layout" draw:type="line" svg:x1="4.37cm" svg:y1="2.838cm" svg:x2="5.299cm" svg:y2="2.838cm" draw:start-shape="id1" draw:start-glue-point="1" draw:end-shape="id3" draw:end-glue-point="3" svg:d="M4370 2838h929" svg:viewBox="0 0 930 1">
          <text:p/>
        </draw:connector>
        <draw:connector draw:style-name="gr9" draw:text-style-name="P1" draw:layer="layout" draw:type="line" svg:x1="6.402cm" svg:y1="2.838cm" svg:x2="7.126cm" svg:y2="2.838cm" draw:start-shape="id3" draw:start-glue-point="1" draw:end-shape="id4" draw:end-glue-point="3" svg:d="M6402 2838h724" svg:viewBox="0 0 725 1">
          <text:p/>
        </draw:connector>
        <draw:custom-shape draw:style-name="gr10" draw:text-style-name="P6" draw:layer="layout" svg:width="4.2cm" svg:height="3.4cm" svg:x="3.6cm" svg:y="5.6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901cm" svg:height="3.069cm" svg:x="3.764cm" svg:y="5.8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58.998144712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1.002cm" svg:height="0.276cm" svg:x="8.482cm" svg:y="3.5cm">
          <draw:text-box>
            <text:p><text:span text:style-name="T2">Neuron</text:span></text:p>
          </draw:text-box>
        </draw:frame>
        <draw:frame draw:style-name="gr3" draw:text-style-name="P3" xml:id="id5" draw:id="id5" draw:layer="layout" svg:width="1.035cm" svg:height="0.276cm" svg:x="3.335cm" svg:y="4.2cm">
          <draw:text-box>
            <text:p><text:span text:style-name="T1"><text:s/></text:span><text:span text:style-name="T1">Glucose </text:span></text:p>
          </draw:text-box>
        </draw:frame>
        <draw:frame draw:style-name="gr5" draw:text-style-name="P3" xml:id="id7" draw:id="id7" draw:layer="layout" svg:width="0.938cm" svg:height="0.276cm" svg:x="7.126cm" svg:y="4.2cm">
          <draw:text-box>
            <text:p><text:span text:style-name="T1"><text:s/></text:span><text:span text:style-name="T1">Lactate </text:span></text:p>
          </draw:text-box>
        </draw:frame>
        <draw:custom-shape draw:style-name="gr13" draw:text-style-name="P8" draw:layer="layout" svg:width="0.4cm" svg:height="0.4cm" svg:x="3.652cm" svg:y="3.8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0.629cm" svg:height="0.276cm" svg:x="3.538cm" svg:y="3.5cm">
          <draw:text-box>
            <text:p><text:span text:style-name="T1">Blood</text:span></text:p>
          </draw:text-box>
        </draw:frame>
        <draw:frame draw:style-name="gr4" draw:text-style-name="P3" xml:id="id8" draw:id="id8" draw:layer="layout" svg:width="1.103cm" svg:height="0.276cm" svg:x="5.299cm" svg:y="4.2cm">
          <draw:text-box>
            <text:p><text:span text:style-name="T1"><text:s/></text:span><text:span text:style-name="T1">Pyruvate </text:span></text:p>
          </draw:text-box>
        </draw:frame>
        <draw:custom-shape draw:style-name="gr15" draw:text-style-name="P8" draw:layer="layout" svg:width="0.4cm" svg:height="0.4cm" svg:x="3.652cm" svg:y="3.101cm">
          <text:p/>
          <draw:enhanced-geometry svg:viewBox="0 0 21600 21600" draw:mirror-horizontal="false" draw:mirror-vertical="tru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xml:id="id6" draw:id="id6" draw:layer="layout" svg:width="1.103cm" svg:height="0.276cm" svg:x="5.299cm" svg:y="5.1cm">
          <draw:text-box>
            <text:p><text:span text:style-name="T1"><text:s/></text:span><text:span text:style-name="T1">Pyruvate </text:span></text:p>
          </draw:text-box>
        </draw:frame>
        <draw:frame draw:style-name="gr16" draw:text-style-name="P5" draw:layer="layout" svg:width="1.599cm" svg:height="0.276cm" svg:x="7.596cm" svg:y="5.5cm">
          <draw:text-box>
            <text:p><text:span text:style-name="T2">Mitochondria</text:span></text:p>
          </draw:text-box>
        </draw:frame>
        <draw:connector draw:style-name="gr17" draw:text-style-name="P1" draw:layer="layout" svg:x1="3.852cm" svg:y1="4.476cm" svg:x2="5.299cm" svg:y2="5.238cm" draw:start-shape="id5" draw:start-glue-point="2" draw:end-shape="id6" svg:d="M3852 4476v762h1447" svg:viewBox="0 0 1448 763">
          <text:p/>
        </draw:connector>
        <draw:connector draw:style-name="gr18" draw:text-style-name="P1" draw:layer="layout" svg:x1="7.595cm" svg:y1="4.476cm" svg:x2="6.402cm" svg:y2="5.238cm" draw:start-shape="id7" draw:start-glue-point="2" draw:end-shape="id6" svg:d="M7595 4476v762h-1193" svg:viewBox="0 0 1194 763">
          <text:p/>
        </draw:connector>
        <draw:connector draw:style-name="gr19" draw:text-style-name="P1" draw:layer="layout" draw:line-skew="0.587cm" svg:x1="7.604cm" svg:y1="4.474cm" svg:x2="6.411cm" svg:y2="5.236cm" svg:d="M7604 4474h-9v762h-1184" svg:viewBox="0 0 1194 763">
          <text:p/>
        </draw:connector>
        <draw:connector draw:style-name="gr20" draw:text-style-name="P1" draw:layer="layout" svg:x1="7.595cm" svg:y1="4.476cm" svg:x2="6.402cm" svg:y2="5.238cm" draw:start-shape="id7" draw:start-glue-point="2" draw:end-shape="id6" svg:d="M7595 4476v762h-1193" svg:viewBox="0 0 1194 763">
          <text:p/>
        </draw:connector>
        <draw:connector draw:style-name="gr9" draw:text-style-name="P1" draw:layer="layout" draw:type="line" svg:x1="5.85cm" svg:y1="4.476cm" svg:x2="5.85cm" svg:y2="5.1cm" draw:start-shape="id8" draw:start-glue-point="2" draw:end-shape="id6" draw:end-glue-point="0" svg:d="M5850 4476v624" svg:viewBox="0 0 1 625">
          <text:p/>
        </draw:connector>
        <draw:frame draw:style-name="gr4" draw:text-style-name="P3" xml:id="id9" draw:id="id9" draw:layer="layout" svg:width="1.103cm" svg:height="0.276cm" svg:x="5.299cm" svg:y="6cm">
          <draw:text-box>
            <text:p><text:span text:style-name="T1"><text:s/></text:span><text:span text:style-name="T1">Pyruvate </text:span></text:p>
          </draw:text-box>
        </draw:frame>
        <draw:frame draw:style-name="gr21" draw:text-style-name="P3" xml:id="id10" draw:id="id10" draw:layer="layout" svg:width="1.43cm" svg:height="0.276cm" svg:x="5.135cm" svg:y="6.7cm">
          <draw:text-box>
            <text:p><text:span text:style-name="T1">Acetyl-CoA</text:span></text:p>
          </draw:text-box>
        </draw:frame>
        <draw:connector draw:style-name="gr9" draw:text-style-name="P1" draw:layer="layout" draw:type="line" svg:x1="5.85cm" svg:y1="5.376cm" svg:x2="5.85cm" svg:y2="6cm" draw:start-shape="id6" draw:start-glue-point="2" draw:end-shape="id9" draw:end-glue-point="0" svg:d="M5850 5376v624" svg:viewBox="0 0 1 625">
          <text:p/>
        </draw:connector>
        <draw:connector draw:style-name="gr9" draw:text-style-name="P1" draw:layer="layout" draw:type="line" svg:x1="5.85cm" svg:y1="6.276cm" svg:x2="5.85cm" svg:y2="6.7cm" draw:start-shape="id9" draw:start-glue-point="2" draw:end-shape="id10" draw:end-glue-point="0" svg:d="M5850 6276v424" svg:viewBox="0 0 1 425">
          <text:p/>
        </draw:connector>
        <draw:custom-shape draw:style-name="gr22" draw:text-style-name="P9" draw:layer="layout" svg:width="0.903cm" svg:height="0.888cm" draw:transform="rotate (-0.305083553248609) translate (5.536cm 6.882cm)">
          <text:p/>
          <draw:enhanced-geometry svg:viewBox="0 0 21600 21600" draw:mirror-vertical="true" draw:mirror-horizontal="true" draw:text-areas="0 0 21600 21600" draw:type="circular-arrow" draw:modifiers="163.048698781959 125.558288241097 8238.017455951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5" draw:layer="layout" svg:width="0.693cm" svg:height="0.276cm" svg:x="5.504cm" svg:y="7.3cm">
          <draw:text-box>
            <text:p><text:span text:style-name="T2">TCA</text:span></text:p>
          </draw:text-box>
        </draw:frame>
        <draw:custom-shape draw:style-name="gr24" draw:text-style-name="P10" draw:layer="layout" svg:width="2.5cm" svg:height="1.02cm" svg:x="4.6cm" svg:y="7.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1" xml:id="id11" draw:id="id11" draw:layer="layout" svg:width="0.384cm" svg:height="0.384cm" svg:x="4.787cm" svg:y="8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5.282cm" svg:y1="8.072cm" svg:x2="6.418cm" svg:y2="8.075cm">
          <text:p/>
        </draw:line>
        <draw:frame draw:style-name="gr27" draw:text-style-name="P12" draw:layer="layout" svg:width="0.417cm" svg:height="0.276cm" svg:x="4.77cm" svg:y="7.935cm">
          <draw:text-box>
            <text:p><text:span text:style-name="T3">e</text:span><text:span text:style-name="T4">-</text:span></text:p>
          </draw:text-box>
        </draw:frame>
        <draw:frame draw:style-name="gr27" draw:text-style-name="P12" draw:layer="layout" svg:width="0.417cm" svg:height="0.276cm" svg:x="6.467cm" svg:y="7.935cm">
          <draw:text-box>
            <text:p><text:span text:style-name="T3">e</text:span><text:span text:style-name="T4">-</text:span></text:p>
          </draw:text-box>
        </draw:frame>
        <draw:custom-shape draw:style-name="gr25" draw:text-style-name="P11" xml:id="id12" draw:id="id12" draw:layer="layout" svg:width="0.384cm" svg:height="0.384cm" svg:x="6.483cm" svg:y="8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4.979cm" svg:y1="8.318cm" svg:x2="6.675cm" svg:y2="8.318cm" draw:start-shape="id11" draw:start-glue-point="4" draw:end-shape="id12" draw:end-glue-point="4" svg:d="M4979 8318h1696" svg:viewBox="0 0 1697 1">
          <text:p/>
        </draw:connector>
        <draw:connector draw:style-name="gr29" draw:text-style-name="P1" draw:layer="layout" draw:type="line" svg:x1="4.979cm" svg:y1="8.702cm" svg:x2="6.675cm" svg:y2="8.702cm" draw:start-shape="id11" draw:start-glue-point="8" draw:end-shape="id12" draw:end-glue-point="8" svg:d="M4979 8702h1696" svg:viewBox="0 0 1697 1">
          <text:p/>
        </draw:connector>
        <draw:frame draw:style-name="gr23" draw:text-style-name="P13" draw:layer="layout" svg:width="0.693cm" svg:height="0.276cm" svg:x="5.504cm" svg:y="8.4cm">
          <draw:text-box>
            <text:p><text:span text:style-name="T5">ETC</text:span></text:p>
          </draw:text-box>
        </draw:frame>
        <draw:g xml:id="id15" draw:id="id15">
          <draw:custom-shape draw:style-name="gr30" draw:text-style-name="P14" draw:layer="layout" svg:width="0.225cm" svg:height="0.328cm" draw:transform="rotate (-1.5707963267949) translate (7.694cm 6.778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11" draw:layer="layout" svg:width="0.37cm" svg:height="0.492cm" draw:transform="rotate (1.5707963267949) translate (7.367cm 7.095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2" draw:text-style-name="P15" draw:layer="layout" svg:width="0.116cm" svg:height="0.117cm" draw:transform="rotate (0.00855211333477222) translate (7.788cm 6.789cm)" draw:kind="cut" draw:start-angle="86.32" draw:end-angle="271.23">
            <text:p/>
          </draw:ellipse>
          <draw:custom-shape draw:style-name="gr33" draw:text-style-name="P14" draw:layer="layout" svg:width="0.098cm" svg:height="0.485cm" draw:transform="rotate (1.5707963267949) translate (7.351cm 6.961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34" draw:text-style-name="P16" draw:layer="layout" svg:width="0.37cm" svg:height="0.493cm" draw:transform="rotate (1.5707963267949) translate (7.348cm 7.1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5" draw:text-style-name="P4" draw:layer="layout" svg:x1="7.816cm" svg:y1="6.871cm" svg:x2="7.374cm" svg:y2="6.87cm">
            <text:p/>
          </draw:line>
          <draw:line draw:style-name="gr35" draw:text-style-name="P4" draw:layer="layout" svg:x1="7.865cm" svg:y1="6.965cm" svg:x2="7.374cm" svg:y2="6.963cm">
            <text:p/>
          </draw:line>
        </draw:g>
        <draw:custom-shape draw:style-name="gr36" draw:text-style-name="P9" draw:layer="layout" svg:width="1.07cm" svg:height="1.158cm" draw:transform="rotate (0.469319035861275) translate (5.075cm 9.202cm)">
          <text:p/>
          <draw:enhanced-geometry svg:viewBox="0 0 21600 21600" draw:mirror-vertical="false" draw:mirror-horizontal="false" draw:text-areas="0 0 21600 21600" draw:type="circular-arrow" draw:modifiers="-141.782991858995 -5.75557354627422 9415.312188531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7" draw:text-style-name="P5" draw:layer="layout" svg:width="0.761cm" svg:height="0.276cm" svg:x="7.215cm" svg:y="6.3cm">
          <draw:text-box>
            <text:p><text:span text:style-name="T2">MCU</text:span></text:p>
          </draw:text-box>
        </draw:frame>
        <draw:frame draw:style-name="gr38" draw:text-style-name="P3" draw:layer="layout" svg:width="1.143cm" svg:height="0.335cm" svg:x="4.449cm" svg:y="9.4cm">
          <draw:text-box>
            <text:p><text:span text:style-name="T1">ADP, O</text:span><text:span text:style-name="T6">2 </text:span></text:p>
          </draw:text-box>
        </draw:frame>
        <draw:frame draw:style-name="gr39" draw:text-style-name="P3" draw:layer="layout" svg:width="1.836cm" svg:height="0.335cm" svg:x="6.133cm" svg:y="9.4cm">
          <draw:text-box>
            <text:p><text:span text:style-name="T7">ATP, </text:span><text:span text:style-name="T1">CO</text:span><text:span text:style-name="T6">2 </text:span><text:span text:style-name="T1">, H</text:span><text:span text:style-name="T6">2</text:span><text:span text:style-name="T1">O</text:span></text:p>
          </draw:text-box>
        </draw:frame>
        <draw:frame draw:style-name="gr40" draw:text-style-name="P18" xml:id="id13" draw:id="id13" draw:layer="layout" svg:width="0.899cm" svg:height="0.551cm" svg:x="2.304cm" svg:y="4.2cm">
          <draw:text-box>
            <text:p text:style-name="P17"><text:span text:style-name="T1">Ketone</text:span></text:p>
            <text:p text:style-name="P17"><text:span text:style-name="T1">Bodies</text:span></text:p>
          </draw:text-box>
        </draw:frame>
        <draw:frame draw:style-name="gr14" draw:text-style-name="P3" draw:layer="layout" svg:width="0.629cm" svg:height="0.276cm" svg:x="2.439cm" svg:y="3.5cm">
          <draw:text-box>
            <text:p><text:span text:style-name="T1">Blood</text:span></text:p>
          </draw:text-box>
        </draw:frame>
        <draw:custom-shape draw:style-name="gr13" draw:text-style-name="P8" draw:layer="layout" svg:width="0.4cm" svg:height="0.4cm" svg:x="2.553cm" svg:y="3.8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1" draw:text-style-name="P1" draw:layer="layout" svg:x1="2.753cm" svg:y1="4.751cm" svg:x2="5.135cm" svg:y2="6.838cm" draw:start-shape="id13" draw:start-glue-point="2" draw:end-shape="id10" draw:end-glue-point="3" svg:d="M2753 4751v2087h2382" svg:viewBox="0 0 2383 2088">
          <text:p/>
        </draw:connector>
        <draw:custom-shape draw:style-name="gr42" draw:text-style-name="P19" draw:layer="layout" svg:width="0.4cm" svg:height="0.4cm" svg:x="5.65cm" svg:y="3.8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9" draw:layer="layout" svg:width="0.4cm" svg:height="0.4cm" svg:x="7.395cm" svg:y="3.802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4cm" svg:height="0.4cm" svg:x="5.65cm" svg:y="3.1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0.4cm" svg:height="0.4cm" svg:x="7.395cm" svg:y="3.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3" xml:id="id14" draw:id="id14" draw:layer="layout" svg:width="0.68cm" svg:height="0.276cm" svg:x="8.31cm" svg:y="6.774cm">
          <draw:text-box>
            <text:p><text:span text:style-name="T8">Ca</text:span><text:span text:style-name="T9">2+</text:span></text:p>
          </draw:text-box>
        </draw:frame>
        <draw:connector draw:style-name="gr41" draw:text-style-name="P1" draw:layer="layout" draw:type="line" svg:x1="8.31cm" svg:y1="6.912cm" svg:x2="7.865cm" svg:y2="6.912cm" draw:start-shape="id14" draw:start-glue-point="3" draw:end-shape="id15" draw:end-glue-point="1" svg:d="M8310 6912h-445" svg:viewBox="0 0 446 1">
          <text:p/>
        </draw:connector>
        <draw:custom-shape draw:style-name="gr45" draw:text-style-name="P20" draw:layer="layout" svg:width="0.398cm" svg:height="0.398cm" svg:x="6.601cm" svg:y="2.3cm">
          <text:p text:style-name="P17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7.901cm" svg:y="4.601cm">
          <text:p text:style-name="P17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6.601cm" svg:y="3.802cm">
          <text:p text:style-name="P17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0" draw:layer="layout" svg:width="0.398cm" svg:height="0.398cm" svg:x="2.904cm" svg:y="6.304cm">
          <text:p text:style-name="P17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4.512cm" svg:y="9.794cm">
          <text:p text:style-name="P17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5.114cm" svg:y="9.794cm">
          <text:p text:style-name="P17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draw:layer="layout" svg:width="0.398cm" svg:height="0.398cm" svg:x="7.978cm" svg:y="6.404cm">
          <text:p text:style-name="P17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764cm" svg:height="0.892cm" svg:x="7.914cm" svg:y="11.31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8837.64705882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23" draw:layer="layout" svg:width="0.94cm" svg:height="0.091cm" svg:x="7.9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0.6cm" svg:height="0.136cm" svg:x="8cm" svg:y="1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xml:id="id16" draw:id="id16" draw:layer="layout" svg:x1="8.3cm" svg:y1="12cm" svg:x2="8.058cm" svg:y2="11.107cm">
          <draw:glue-point draw:id="4" svg:x="-5.028cm" svg:y="-4.995cm"/>
          <text:p/>
        </draw:line>
        <draw:custom-shape draw:style-name="gr50" draw:text-style-name="P24" draw:layer="layout" svg:width="0.249cm" svg:height="0.065cm" draw:transform="skewX (0.0153588974175501) rotate (-0.0757472895365539) translate (8.107cm 11.5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1.6cm" svg:height="1.3cm" svg:x="7.8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3" draw:layer="layout" svg:width="0.155cm" svg:height="0.157cm" svg:x="8.225cm" svg:y="1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18" draw:layer="layout" svg:width="1.506cm" svg:height="0.826cm" svg:x="8.668cm" svg:y="11.224cm">
          <draw:text-box>
            <text:p text:style-name="P17"><text:span text:style-name="T8">pipette with</text:span><text:span text:style-name="T8"><text:line-break/></text:span><text:span text:style-name="T8">surplus ATP</text:span></text:p>
            <text:p text:style-name="P17"><text:span text:style-name="T8">+ blockers</text:span></text:p>
          </draw:text-box>
        </draw:frame>
        <draw:custom-shape draw:style-name="gr54" draw:text-style-name="P25" xml:id="id17" draw:id="id17" draw:layer="layout" svg:width="0.425cm" svg:height="0.425cm" draw:transform="rotate (0.811229036326964) translate (7.207cm 11.122cm)">
          <text:p text:style-name="P17"><text:span text:style-name="T11">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4" draw:layer="layout" svg:x1="7.516cm" svg:y1="11.326cm" svg:x2="7.516cm" svg:y2="11.946cm">
          <text:p/>
        </draw:line>
        <draw:line draw:style-name="gr35" draw:text-style-name="P4" draw:layer="layout" svg:x1="7.316cm" svg:y1="11.946cm" svg:x2="7.736cm" svg:y2="11.946cm">
          <text:p/>
        </draw:line>
        <draw:line draw:style-name="gr35" draw:text-style-name="P4" draw:layer="layout" svg:x1="7.381cm" svg:y1="12.046cm" svg:x2="7.681cm" svg:y2="12.046cm">
          <text:p/>
        </draw:line>
        <draw:line draw:style-name="gr35" draw:text-style-name="P4" draw:layer="layout" svg:x1="7.432cm" svg:y1="12.146cm" svg:x2="7.627cm" svg:y2="12.146cm">
          <text:p/>
        </draw:line>
        <draw:line draw:style-name="gr35" draw:text-style-name="P4" draw:layer="layout" svg:x1="7.47cm" svg:y1="12.246cm" svg:x2="7.593cm" svg:y2="12.246cm">
          <text:p/>
        </draw:line>
        <draw:connector draw:style-name="gr55" draw:text-style-name="P1" draw:layer="layout" draw:type="line" svg:x1="8.058cm" svg:y1="11.107cm" svg:x2="7.72cm" svg:y2="11.11cm" draw:start-shape="id16" draw:start-glue-point="4" draw:end-shape="id17" draw:end-glue-point="9" svg:d="M8058 11107l-338 3" svg:viewBox="0 0 339 4">
          <text:p/>
        </draw:connector>
        <draw:line draw:style-name="gr56" draw:text-style-name="P26" draw:layer="layout" svg:x1="2.1cm" svg:y1="12.4cm" svg:x2="2.093cm" svg:y2="10.68cm">
          <text:p text:style-name="P17"><text:span text:style-name="T12">mV or Hz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</draw:line>
        <draw:frame draw:style-name="gr57" draw:text-style-name="P12" draw:layer="layout" svg:width="0.922cm" svg:height="0.276cm" svg:x="2.4cm" svg:y="12.524cm">
          <draw:text-box>
            <text:p><text:span text:style-name="T3">Before</text:span></text:p>
          </draw:text-box>
        </draw:frame>
        <draw:frame draw:style-name="gr58" draw:text-style-name="P27" draw:layer="layout" svg:width="1.298cm" svg:height="0.276cm" svg:x="3.851cm" svg:y="12.549cm">
          <draw:text-box>
            <text:p text:style-name="P17"><text:span text:style-name="T3">After</text:span></text:p>
          </draw:text-box>
        </draw:frame>
        <draw:line draw:style-name="gr35" draw:text-style-name="P1" draw:layer="layout" svg:x1="2.5cm" svg:y1="12.3cm" svg:x2="3.2cm" svg:y2="12.3cm">
          <text:p/>
        </draw:line>
        <draw:line draw:style-name="gr35" draw:text-style-name="P1" draw:layer="layout" svg:x1="2.85cm" svg:y1="12.3cm" svg:x2="2.85cm" svg:y2="12.4cm">
          <text:p/>
        </draw:line>
        <draw:line draw:style-name="gr59" draw:text-style-name="P1" draw:layer="layout" svg:x1="2.5cm" svg:y1="11.5cm" svg:x2="3.2cm" svg:y2="11.5cm">
          <text:p/>
        </draw:line>
        <draw:frame draw:style-name="gr60" draw:text-style-name="P27" draw:layer="layout" svg:width="0.902cm" svg:height="0.551cm" svg:x="5.835cm" svg:y="12.549cm">
          <draw:text-box>
            <text:p text:style-name="P17"><text:span text:style-name="T3">After</text:span></text:p>
          </draw:text-box>
        </draw:frame>
        <draw:line draw:style-name="gr35" draw:text-style-name="P1" draw:layer="layout" svg:x1="4.15cm" svg:y1="12.3cm" svg:x2="4.85cm" svg:y2="12.3cm">
          <text:p/>
        </draw:line>
        <draw:line draw:style-name="gr35" draw:text-style-name="P1" draw:layer="layout" svg:x1="4.5cm" svg:y1="12.3cm" svg:x2="4.5cm" svg:y2="12.4cm">
          <text:p/>
        </draw:line>
        <draw:line draw:style-name="gr35" draw:text-style-name="P1" draw:layer="layout" svg:x1="5.938cm" svg:y1="12.3cm" svg:x2="6.638cm" svg:y2="12.3cm">
          <text:p/>
        </draw:line>
        <draw:line draw:style-name="gr35" draw:text-style-name="P1" draw:layer="layout" svg:x1="6.288cm" svg:y1="12.3cm" svg:x2="6.288cm" svg:y2="12.4cm">
          <text:p/>
        </draw:line>
        <draw:line draw:style-name="gr55" draw:text-style-name="P1" draw:layer="layout" svg:x1="2.1cm" svg:y1="11.5cm" svg:x2="2.2cm" svg:y2="11.5cm">
          <text:p/>
        </draw:line>
        <draw:line draw:style-name="gr55" draw:text-style-name="P1" draw:layer="layout" svg:x1="2.1cm" svg:y1="11cm" svg:x2="2.2cm" svg:y2="11cm">
          <text:p/>
        </draw:line>
        <draw:line draw:style-name="gr55" draw:text-style-name="P1" draw:layer="layout" svg:x1="2.1cm" svg:y1="12cm" svg:x2="2.2cm" svg:y2="12cm">
          <text:p/>
        </draw:line>
        <draw:line draw:style-name="gr59" draw:text-style-name="P1" draw:layer="layout" svg:x1="4.15cm" svg:y1="12cm" svg:x2="4.85cm" svg:y2="12cm">
          <text:p/>
        </draw:line>
        <draw:line draw:style-name="gr59" draw:text-style-name="P1" draw:layer="layout" svg:x1="5.938cm" svg:y1="11cm" svg:x2="6.638cm" svg:y2="11cm">
          <text:p/>
        </draw:line>
        <draw:frame draw:style-name="gr61" draw:text-style-name="P18" draw:layer="layout" svg:width="1.493cm" svg:height="0.276cm" svg:x="1.801cm" svg:y="13.057cm">
          <draw:text-box>
            <text:p text:style-name="P17"><text:span text:style-name="T8">Blockers for</text:span></text:p>
          </draw:text-box>
        </draw:frame>
        <draw:g>
          <draw:g>
            <draw:custom-shape draw:style-name="gr46" draw:text-style-name="P21" draw:layer="layout" svg:width="0.398cm" svg:height="0.398cm" svg:x="6.589cm" svg:y="12.996cm">
              <text:p text:style-name="P17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398cm" svg:height="0.398cm" svg:x="5.59cm" svg:y="12.996cm">
              <text:p text:style-name="P17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1" draw:layer="layout" svg:width="0.398cm" svg:height="0.398cm" svg:x="6.09cm" svg:y="12.996cm">
              <text:p text:style-name="P17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5" draw:text-style-name="P20" draw:layer="layout" svg:width="0.398cm" svg:height="0.398cm" svg:x="3.5cm" svg:y="12.996cm">
            <text:p text:style-name="P17"><text:span text:style-name="T1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001cm" svg:y="12.996cm">
            <text:p text:style-name="P17"><text:span text:style-name="T1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986cm" svg:y="12.996cm">
            <text:p text:style-name="P17"><text:span text:style-name="T10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98cm" svg:height="0.398cm" svg:x="4.502cm" svg:y="12.996cm">
            <text:p text:style-name="P17"><text:span text:style-name="T1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2cm" svg:height="0.5cm" svg:x="3.3cm" svg:y="12.945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3" draw:text-style-name="P1" draw:layer="layout" svg:width="0.2cm" svg:height="0.499cm" svg:x="7.001cm" svg:y="12.946cm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64" draw:text-style-name="P6" xml:id="id18" draw:id="id18" draw:layer="layout" svg:width="0.96cm" svg:height="0.5cm" svg:x="8.12cm" svg:y="12.8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7" draw:layer="layout" svg:width="0.754cm" svg:height="0.321cm" svg:x="8.223cm" svg:y="12.9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" draw:layer="layout" draw:type="line" svg:x1="8.599cm" svg:y1="12.344cm" svg:x2="8.6cm" svg:y2="12.872cm" draw:end-shape="id18" svg:d="M8599 12344l1 528" svg:viewBox="0 0 2 529">
          <text:p/>
        </draw:connector>
        <draw:line draw:style-name="gr67" draw:text-style-name="P1" draw:layer="layout" svg:x1="8.352cm" svg:y1="12.398cm" svg:x2="8.852cm" svg:y2="12.698cm">
          <text:p/>
        </draw:line>
        <draw:line draw:style-name="gr67" draw:text-style-name="P1" draw:layer="layout" svg:x1="8.852cm" svg:y1="12.398cm" svg:x2="8.352cm" svg:y2="12.698cm">
          <text:p/>
        </draw:line>
        <draw:line draw:style-name="gr68" draw:text-style-name="P1" draw:layer="layout" svg:x1="2.093cm" svg:y1="11.5cm" svg:x2="6.6cm" svg:y2="11.5cm">
          <text:p/>
        </draw:line>
        <draw:frame draw:style-name="gr69" draw:text-style-name="P28" draw:layer="layout" svg:width="0.431cm" svg:height="0.357cm" svg:x="1.425cm" svg:y="1.7cm">
          <draw:text-box>
            <text:p><text:span text:style-name="T13">A</text:span></text:p>
          </draw:text-box>
        </draw:frame>
        <draw:frame draw:style-name="gr70" draw:text-style-name="P28" draw:layer="layout" svg:width="0.431cm" svg:height="0.357cm" svg:x="1.425cm" svg:y="10.401cm">
          <draw:text-box>
            <text:p><text:span text:style-name="T13">B</text:span></text:p>
          </draw:text-box>
        </draw:frame>
        <draw:frame draw:style-name="gr69" draw:text-style-name="P28" draw:layer="layout" svg:width="0.431cm" svg:height="0.357cm" svg:x="7.026cm" svg:y="10.402cm">
          <draw:text-box>
            <text:p><text:span text:style-name="T13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fill-hatch-solid="false" draw:textarea-horizontal-align="justify" draw:auto-grow-height="true" draw:auto-grow-width="true" fo:padding-top="0cm" fo:padding-bottom="0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1:17:20.154395003</meta:creation-date>
    <dc:date>2021-08-18T13:51:52.927980174</dc:date>
    <meta:editing-duration>PT5H16M8S</meta:editing-duration>
    <meta:editing-cycles>33</meta:editing-cycles>
    <meta:generator>LibreOffice/6.0.7.3$Linux_X86_64 LibreOffice_project/00m0$Build-3</meta:generator>
    <meta:document-statistic meta:object-count="123"/>
  </office:meta>
</office:document-meta>
</file>